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2" manifest:media-type=""/>
  <manifest:file-entry manifest:full-path="ObjectReplacements/Object 21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7" manifest:media-type=""/>
  <manifest:file-entry manifest:full-path="ObjectReplacements/Object 8" manifest:media-type="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ce94" officeooo:paragraph-rsid="0015ce94"/>
    </style:style>
    <style:style style:name="P2" style:family="paragraph" style:parent-style-name="Standard">
      <style:text-properties officeooo:rsid="001605e7" officeooo:paragraph-rsid="001605e7"/>
    </style:style>
    <style:style style:name="P3" style:family="paragraph" style:parent-style-name="Standard">
      <style:text-properties officeooo:rsid="0016e0d1" officeooo:paragraph-rsid="0016e0d1"/>
    </style:style>
    <style:style style:name="P4" style:family="paragraph" style:parent-style-name="Standard">
      <style:text-properties style:text-underline-style="solid" style:text-underline-width="auto" style:text-underline-color="font-color" officeooo:rsid="0015ce94" officeooo:paragraph-rsid="0015ce94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6e0d1" officeooo:paragraph-rsid="0016e0d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82cc" officeooo:paragraph-rsid="001882c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882cc" officeooo:paragraph-rsid="001882c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882cc" officeooo:paragraph-rsid="001882cc" style:font-weight-asian="normal" style:font-weight-complex="normal"/>
    </style:style>
    <style:style style:name="T1" style:family="text">
      <style:text-properties officeooo:rsid="0016e0d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venin en alterna</text:p>
      <text:p text:style-name="P1"/>
      <text:p text:style-name="P1">*1</text:p>
      <text:p text:style-name="P1"/>
      <text:p text:style-name="P1"><draw:frame draw:style-name="fr1" draw:name="Objeto1" text:anchor-type="as-char" svg:y="-0.377cm" svg:width="2.917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3" text:anchor-type="as-char" svg:y="-0.377cm" svg:width="1.28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to2" text:anchor-type="as-char" svg:y="-0.437cm" svg:width="6.953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4" text:anchor-type="as-char" svg:y="-0.681cm" svg:width="2.57cm" svg:height="1.0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to6" text:anchor-type="as-char" svg:y="-0.681cm" svg:width="4.071cm" svg:height="1.05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><draw:frame draw:style-name="fr1" draw:name="Objeto5" text:anchor-type="as-char" svg:y="-0.681cm" svg:width="2.963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como<draw:frame draw:style-name="fr1" draw:name="Objeto17" text:anchor-type="as-char" svg:y="-0.377cm" svg:width="0.72cm" svg:height="0.531cm" draw:z-index="10"><draw:object xlink:href="./Object 17" xlink:type="simple" xlink:show="embed" xlink:actuate="onLoad"/><draw:image xlink:href="./ObjectReplacements/Object 17" xlink:type="simple" xlink:show="embed" xlink:actuate="onLoad"/></draw:frame>mezcla forma polar y binomial, tenemos que pasarlo a una de las dos</text:p>
      <text:p text:style-name="P2"/>
      <text:p text:style-name="P2">primero pasamos el denominador a forma polar</text:p>
      <text:p text:style-name="P2"/>
      <text:p text:style-name="P2"><draw:frame draw:style-name="fr1" draw:name="Objeto7" text:anchor-type="as-char" svg:y="-0.723cm" svg:width="8.271cm" svg:height="0.84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to16" text:anchor-type="as-char" svg:y="-0.377cm" svg:width="0.72cm" svg:height="0.531cm" draw:z-index="11"><draw:object xlink:href="./Object 16" xlink:type="simple" xlink:show="embed" xlink:actuate="onLoad"/><draw:image xlink:href="./ObjectReplacements/Object 16" xlink:type="simple" xlink:show="embed" xlink:actuate="onLoad"/></draw:frame>=<draw:frame draw:style-name="fr1" draw:name="Objeto15" text:anchor-type="as-char" svg:y="-0.681cm" svg:width="1.97cm" svg:height="1.118cm" draw:z-index="13"><draw:object xlink:href="./Object 15" xlink:type="simple" xlink:show="embed" xlink:actuate="onLoad"/><draw:image xlink:href="./ObjectReplacements/Object 15" xlink:type="simple" xlink:show="embed" xlink:actuate="onLoad"/></draw:frame>=<draw:frame draw:style-name="fr1" draw:name="Objeto8" text:anchor-type="as-char" svg:y="-0.443cm" svg:width="3.328cm" svg:height="0.564cm" draw:z-index="7"><draw:object xlink:href="./Object 8" xlink:type="simple" xlink:show="embed" xlink:actuate="onLoad"/><draw:image xlink:href="./ObjectReplacements/Object 8" xlink:type="simple" xlink:show="embed" xlink:actuate="onLoad"/></draw:frame>=<draw:frame draw:style-name="fr1" draw:name="Objeto12" text:anchor-type="as-char" svg:y="-0.723cm" svg:width="3.323cm" svg:height="0.813cm" draw:z-index="14"><draw:object xlink:href="./Object 12" xlink:type="simple" xlink:show="embed" xlink:actuate="onLoad"/><draw:image xlink:href="./ObjectReplacements/Object 12" xlink:type="simple" xlink:show="embed" xlink:actuate="onLoad"/></draw:frame>·<draw:frame draw:style-name="fr1" draw:name="Objeto9" text:anchor-type="as-char" svg:y="-0.443cm" svg:width="2.074cm" svg:height="0.564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">=</text:span><text:span text:style-name="T1"><draw:frame draw:style-name="fr1" draw:name="Objeto13" text:anchor-type="as-char" svg:y="-0.589cm" svg:width="2.93cm" svg:height="0.681cm" draw:z-index="15"><draw:object xlink:href="./Object 13" xlink:type="simple" xlink:show="embed" xlink:actuate="onLoad"/><draw:image xlink:href="./ObjectReplacements/Object 13" xlink:type="simple" xlink:show="embed" xlink:actuate="onLoad"/></draw:frame></text:span>=<draw:frame draw:style-name="fr1" draw:name="Objeto14" text:anchor-type="as-char" svg:y="-0.589cm" svg:width="2.706cm" svg:height="0.681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draw:frame draw:style-name="fr1" draw:name="Objeto11" text:anchor-type="as-char" svg:y="-0.399cm" svg:width="5.756cm" svg:height="0.778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*<text:span text:style-name="T1">2</text:span></text:p>
      <text:p text:style-name="P2"/>
      <text:p text:style-name="P3"><draw:frame draw:style-name="fr1" draw:name="Objeto10" text:anchor-type="as-char" svg:y="-0.619cm" svg:width="7.041cm" svg:height="1.06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5">Dispositivos electrónicos</text:p>
      <text:p text:style-name="P5"/>
      <text:p text:style-name="P7">Diodos:</text:p>
      <text:p text:style-name="P6"/>
      <text:p text:style-name="P8"><draw:frame draw:style-name="fr1" draw:name="Objeto18" text:anchor-type="as-char" svg:y="-0.723cm" svg:width="2.646cm" svg:height="0.87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/>
      <text:p text:style-name="P8"><draw:frame draw:style-name="fr1" draw:name="Objeto19" text:anchor-type="as-char" svg:y="-0.437cm" svg:width="2.113cm" svg:height="0.59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8"/>
      <text:p text:style-name="P8"><draw:frame draw:style-name="fr1" draw:name="Objeto20" text:anchor-type="as-char" svg:y="-0.437cm" svg:width="2.736cm" svg:height="0.52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8"/>
      <text:p text:style-name="P8"><draw:frame draw:style-name="fr1" draw:name="Objeto21" text:anchor-type="as-char" svg:y="-0.437cm" svg:width="3.403cm" svg:height="0.527cm" draw:z-index="20"><draw:object xlink:href="./Object 21" xlink:type="simple" xlink:show="embed" xlink:actuate="onLoad"/><draw:image xlink:href="./ObjectReplacements/Object 2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40:05.533166829</meta:creation-date>
    <dc:date>2018-10-31T21:26:26.281455702</dc:date>
    <meta:editing-duration>PT46M16S</meta:editing-duration>
    <meta:editing-cycles>2</meta:editing-cycles>
    <meta:generator>LibreOffice/6.0.6.2$Linux_X86_64 LibreOffice_project/00m0$Build-2</meta:generator>
    <meta:document-statistic meta:table-count="0" meta:image-count="0" meta:object-count="21" meta:page-count="1" meta:paragraph-count="21" meta:word-count="29" meta:character-count="176" meta:non-whitespace-character-count="15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th</mi>
        </msub>
        <mo stretchy="false">=</mo>
        <msub>
          <mi>V</mi>
          <mi>L</mi>
        </msub>
        <mo stretchy="false">=</mo>
        <mi>j</mi>
      </mrow>
      <mi>ω</mi>
      <mi>L</mi>
      <mi>i</mi>
    </mrow>
    <annotation encoding="StarMath 5.0">V_th=V_L=j %omega L i</annotation>
  </semantics>
</math>
</file>

<file path=Object 10/content.xml><?xml version="1.0" encoding="utf-8"?>
<math xmlns="http://www.w3.org/1998/Math/MathML" display="block">
  <semantics>
    <mrow>
      <mfrac>
        <mn>1</mn>
        <msub>
          <mi>Z</mi>
          <mi mathvariant="italic">eq</mi>
        </msub>
      </mfrac>
      <mo stretchy="false">=</mo>
      <mrow>
        <mfrac>
          <mn>1</mn>
          <mrow>
            <mi>j</mi>
            <mi>ω</mi>
            <mi>L</mi>
          </mrow>
        </mfrac>
        <mo stretchy="false">+</mo>
        <mfrac>
          <mn>1</mn>
          <mi>R</mi>
        </mfrac>
      </mrow>
      <mo stretchy="false">=</mo>
      <mrow>
        <mfrac>
          <mn>1</mn>
          <mrow>
            <mi>j</mi>
            <mi>ω</mi>
            <mi>l</mi>
          </mrow>
        </mfrac>
        <mo stretchy="false">+</mo>
        <mfrac>
          <mn>1</mn>
          <mn>100</mn>
        </mfrac>
      </mrow>
      <mo stretchy="false">=</mo>
      <mfrac>
        <mrow>
          <mrow>
            <mn>1000</mn>
            <mo stretchy="false">+</mo>
            <mi>j</mi>
          </mrow>
          <mi>ω</mi>
        </mrow>
        <mrow>
          <mn>1000</mn>
          <mi>ω</mi>
          <mi>j</mi>
        </mrow>
      </mfrac>
    </mrow>
    <annotation encoding="StarMath 5.0">1 over Z_eq = 1 over { j %omega L} + 1 over R = 1 over{ j %omega l} +1 over 100 = {1000 + j %omega     } over {1000 %omega j}</annotation>
  </semantics>
</math>
</file>

<file path=Object 11/content.xml><?xml version="1.0" encoding="utf-8"?>
<math xmlns="http://www.w3.org/1998/Math/MathML" display="block">
  <semantics>
    <mrow>
      <msub>
        <mi>V</mi>
        <mi mathvariant="italic">th</mi>
      </msub>
      <mrow>
        <mrow>
          <mo fence="true" stretchy="false">(</mo>
          <mrow>
            <mi>t</mi>
          </mrow>
          <mo fence="true" stretchy="false">)</mo>
        </mrow>
        <mo stretchy="false">=</mo>
        <mn>0.1</mn>
      </mrow>
      <mi>cos</mi>
      <mrow>
        <mo fence="true" stretchy="false">(</mo>
        <mrow>
          <mrow>
            <mn>10</mn>
            <mrow>
              <mi>t</mi>
              <mo stretchy="false">−</mo>
              <mn>0.01</mn>
              <mo stretchy="false">+</mo>
              <mfrac>
                <mi>π</mi>
                <mn>2</mn>
              </mfrac>
            </mrow>
          </mrow>
        </mrow>
        <mo fence="true" stretchy="false">)</mo>
      </mrow>
      <mi>V</mi>
    </mrow>
    <annotation encoding="StarMath 5.0">V_th(t)=0.1 cos (10t-0.01 + %pi over 2) V
</annotation>
  </semantics>
</math>
</file>

<file path=Object 12/content.xml><?xml version="1.0" encoding="utf-8"?>
<math xmlns="http://www.w3.org/1998/Math/MathML" display="block">
  <semantics>
    <mrow>
      <msqrt>
        <mrow>
          <msup>
            <mn>0</mn>
            <mn>2</mn>
          </msup>
          <mo stretchy="false">+</mo>
          <msup>
            <mn>0.1</mn>
            <mn>2</mn>
          </msup>
        </mrow>
      </msqrt>
      <mi>·</mi>
      <msup>
        <mi>e</mi>
        <mrow>
          <mi>j</mi>
          <mi>arctan</mi>
          <mfrac>
            <mn>0.1</mn>
            <mn>0</mn>
          </mfrac>
        </mrow>
      </msup>
    </mrow>
    <annotation encoding="StarMath 5.0">sqrt{0^2+0.1^2} · e^{j arctan {0.1 over 0}}</annotation>
  </semantics>
</math>
</file>

<file path=Object 13/content.xml><?xml version="1.0" encoding="utf-8"?>
<math xmlns="http://www.w3.org/1998/Math/MathML" display="block">
  <semantics>
    <mrow>
      <mn>0.1</mn>
      <msup>
        <mi>e</mi>
        <mrow>
          <mi>j</mi>
          <mfrac>
            <mi>π</mi>
            <mn>2</mn>
          </mfrac>
        </mrow>
      </msup>
      <msup>
        <mi>e</mi>
        <mrow>
          <mi>j</mi>
          <mrow>
            <mo fence="true" stretchy="false">(</mo>
            <mrow>
              <mrow>
                <mn>10</mn>
                <mrow>
                  <mi>t</mi>
                  <mo stretchy="false">−</mo>
                  <mn>0.01</mn>
                </mrow>
              </mrow>
            </mrow>
            <mo fence="true" stretchy="false">)</mo>
          </mrow>
        </mrow>
      </msup>
    </mrow>
    <annotation encoding="StarMath 5.0">0.1 e^{j %pi over 2} e^{j(10t -0.01)} </annotation>
  </semantics>
</math>
</file>

<file path=Object 14/content.xml><?xml version="1.0" encoding="utf-8"?>
<math xmlns="http://www.w3.org/1998/Math/MathML" display="block">
  <semantics>
    <mrow>
      <mn>0.1</mn>
      <msup>
        <mi>e</mi>
        <mrow>
          <mi>j</mi>
          <mrow>
            <mo fence="true" stretchy="false">(</mo>
            <mrow>
              <mrow>
                <mn>10</mn>
                <mi>t</mi>
                <mi>–</mi>
                <mrow>
                  <mn>0.01</mn>
                  <mo stretchy="false">+</mo>
                  <mfrac>
                    <mi>π</mi>
                    <mn>3</mn>
                  </mfrac>
                </mrow>
              </mrow>
            </mrow>
            <mo fence="true" stretchy="false">)</mo>
          </mrow>
        </mrow>
      </msup>
    </mrow>
    <annotation encoding="StarMath 5.0">0.1 e^{j(10t – 0.01+%pi over 3)}</annotation>
  </semantics>
</math>
</file>

<file path=Object 15/content.xml><?xml version="1.0" encoding="utf-8"?>
<math xmlns="http://www.w3.org/1998/Math/MathML" display="block">
  <semantics>
    <mfrac>
      <mrow>
        <mn>100</mn>
        <mi>j</mi>
        <msup>
          <mi>e</mi>
          <mrow>
            <mi>j</mi>
            <mn>10</mn>
            <mi>t</mi>
          </mrow>
        </msup>
      </mrow>
      <mrow>
        <mn>1000</mn>
        <msup>
          <mi>e</mi>
          <mrow>
            <mi>j</mi>
            <mn>0.01</mn>
          </mrow>
        </msup>
      </mrow>
    </mfrac>
    <annotation encoding="StarMath 5.0"> {100j e^{j 10 t}}over{1000 e^{j 0.01}} </annotation>
  </semantics>
</math>
</file>

<file path=Object 16/content.xml><?xml version="1.0" encoding="utf-8"?>
<math xmlns="http://www.w3.org/1998/Math/MathML" display="block">
  <semantics>
    <msub>
      <mi>V</mi>
      <mi mathvariant="italic">th</mi>
    </msub>
    <annotation encoding="StarMath 5.0">V_th</annotation>
  </semantics>
</math>
</file>

<file path=Object 17/content.xml><?xml version="1.0" encoding="utf-8"?>
<math xmlns="http://www.w3.org/1998/Math/MathML" display="block">
  <semantics>
    <msub>
      <mi>V</mi>
      <mi mathvariant="italic">th</mi>
    </msub>
    <annotation encoding="StarMath 5.0"> V_th </annotation>
  </semantics>
</math>
</file>

<file path=Object 18/content.xml><?xml version="1.0" encoding="utf-8"?>
<math xmlns="http://www.w3.org/1998/Math/MathML" display="block">
  <semantics>
    <mrow>
      <mrow>
        <mi>I</mi>
        <mo stretchy="false">=</mo>
        <msub>
          <mi>I</mi>
          <mi>s</mi>
        </msub>
      </mrow>
      <mrow>
        <mo fence="true" stretchy="false">(</mo>
        <mrow>
          <mrow>
            <msup>
              <mi>e</mi>
              <mfrac>
                <mi mathvariant="italic">qV</mi>
                <mrow>
                  <mi>K</mi>
                  <mi>T</mi>
                </mrow>
              </mfrac>
            </msup>
            <mo stretchy="false">−</mo>
            <mn>1</mn>
          </mrow>
        </mrow>
        <mo fence="true" stretchy="false">)</mo>
      </mrow>
    </mrow>
    <annotation encoding="StarMath 5.0">I=I_s(e^{{qV}over{K T}} -1)</annotation>
  </semantics>
</math>
</file>

<file path=Object 19/content.xml><?xml version="1.0" encoding="utf-8"?>
<math xmlns="http://www.w3.org/1998/Math/MathML" display="block">
  <semantics>
    <mrow>
      <mrow>
        <msub>
          <mi>I</mi>
          <mi>s</mi>
        </msub>
        <mo stretchy="false">≈</mo>
        <msup>
          <mn>10</mn>
          <mrow>
            <mo stretchy="false">−</mo>
            <mn>12</mn>
          </mrow>
        </msup>
      </mrow>
      <mi>A</mi>
    </mrow>
    <annotation encoding="StarMath 5.0">I_s approx 10^-12 A</annotation>
  </semantics>
</math>
</file>

<file path=Object 2/content.xml><?xml version="1.0" encoding="utf-8"?>
<math xmlns="http://www.w3.org/1998/Math/MathML" display="block">
  <semantics>
    <mrow>
      <mn>10</mn>
      <mrow>
        <msup>
          <mi>e</mi>
          <mrow>
            <mi>j</mi>
            <mn>10</mn>
            <mi>t</mi>
          </mrow>
        </msup>
        <mo stretchy="false">=</mo>
        <mn>1000</mn>
      </mrow>
      <mrow>
        <mi>i</mi>
        <mo stretchy="false">+</mo>
        <mi>j</mi>
      </mrow>
      <mi>ω</mi>
      <mi>L</mi>
      <mrow>
        <mi>i</mi>
        <mo stretchy="false">=</mo>
        <mi>i</mi>
      </mrow>
      <mrow>
        <mo fence="true" stretchy="false">[</mo>
        <mrow>
          <mrow>
            <mrow>
              <mn>1000</mn>
              <mo stretchy="false">+</mo>
              <mi>j</mi>
            </mrow>
            <mi>ω</mi>
            <mi>·</mi>
            <mn>1</mn>
          </mrow>
        </mrow>
        <mo fence="true" stretchy="false">]</mo>
      </mrow>
    </mrow>
    <annotation encoding="StarMath 5.0">10e^{j 10 t} = 1000 i + j %omega L i =i[1000+ j %omega · 1]</annotation>
  </semantics>
</math>
</file>

<file path=Object 20/content.xml><?xml version="1.0" encoding="utf-8"?>
<math xmlns="http://www.w3.org/1998/Math/MathML" display="block">
  <semantics>
    <mrow>
      <mrow>
        <mi>q</mi>
        <mo stretchy="false">=</mo>
        <mn>1,6</mn>
      </mrow>
      <mi>·</mi>
      <msup>
        <mn>10</mn>
        <mrow>
          <mo stretchy="false">−</mo>
          <mn>19</mn>
        </mrow>
      </msup>
      <mi>C</mi>
    </mrow>
    <annotation encoding="StarMath 5.0">q= 1,6·10^-19 C</annotation>
  </semantics>
</math>
</file>

<file path=Object 21/content.xml><?xml version="1.0" encoding="utf-8"?>
<math xmlns="http://www.w3.org/1998/Math/MathML" display="block">
  <semantics>
    <mrow>
      <mrow>
        <mi>k</mi>
        <mo stretchy="false">=</mo>
        <mn>1,38</mn>
      </mrow>
      <mi>·</mi>
      <msup>
        <mn>10</mn>
        <mrow>
          <mo stretchy="false">−</mo>
          <mn>23</mn>
        </mrow>
      </msup>
      <mrow>
        <mi>J</mi>
        <mo stretchy="false">/</mo>
        <mi>K</mi>
      </mrow>
    </mrow>
    <annotation encoding="StarMath 5.0">k=1,38 · 10^-23 J/K</annotation>
  </semantics>
</math>
</file>

<file path=Object 3/content.xml><?xml version="1.0" encoding="utf-8"?>
<math xmlns="http://www.w3.org/1998/Math/MathML" display="block">
  <semantics>
    <mrow>
      <mi>ω</mi>
      <mo stretchy="false">=</mo>
      <mn>10</mn>
    </mrow>
    <annotation encoding="StarMath 5.0">%omega=10</annotation>
  </semantics>
</math>
</file>

<file path=Object 4/content.xml><?xml version="1.0" encoding="utf-8"?>
<math xmlns="http://www.w3.org/1998/Math/MathML" display="block">
  <semantics>
    <mrow>
      <mi>i</mi>
      <mo stretchy="false">=</mo>
      <mfrac>
        <mrow>
          <mn>10</mn>
          <msup>
            <mi>e</mi>
            <mrow>
              <mi>j</mi>
              <mn>10</mn>
              <mi>t</mi>
            </mrow>
          </msup>
        </mrow>
        <mrow>
          <mrow>
            <mn>1000</mn>
            <mo stretchy="false">+</mo>
            <mi>j</mi>
          </mrow>
          <mn>10</mn>
        </mrow>
      </mfrac>
    </mrow>
    <annotation encoding="StarMath 5.0">i={10e^{j 10 t} } over { 1000 + j 10}</annotation>
  </semantics>
</math>
</file>

<file path=Object 5/content.xml><?xml version="1.0" encoding="utf-8"?>
<math xmlns="http://www.w3.org/1998/Math/MathML" display="block">
  <semantics>
    <mrow>
      <msub>
        <mi>V</mi>
        <mi mathvariant="italic">th</mi>
      </msub>
      <mo stretchy="false">=</mo>
      <mfrac>
        <mrow>
          <mn>100</mn>
          <mi>j</mi>
          <msup>
            <mi>e</mi>
            <mrow>
              <mi>j</mi>
              <mn>10</mn>
              <mi>t</mi>
            </mrow>
          </msup>
        </mrow>
        <mrow>
          <mrow>
            <mn>1000</mn>
            <mo stretchy="false">+</mo>
            <mi>j</mi>
          </mrow>
          <mn>10</mn>
        </mrow>
      </mfrac>
    </mrow>
    <annotation encoding="StarMath 5.0">V_th={100 j e^{j 10 t}}over{1000 + j 10}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th</mi>
        </msub>
        <mo stretchy="false">=</mo>
        <mi>j</mi>
      </mrow>
      <mn>10</mn>
      <mi>·</mi>
      <mn>1</mn>
      <mfrac>
        <mrow>
          <mn>100</mn>
          <mi>j</mi>
          <msup>
            <mi>e</mi>
            <mrow>
              <mi>j</mi>
              <mn>10</mn>
              <mi>t</mi>
            </mrow>
          </msup>
        </mrow>
        <mrow>
          <mrow>
            <mn>1000</mn>
            <mo stretchy="false">+</mo>
            <mi>j</mi>
          </mrow>
          <mn>10</mn>
        </mrow>
      </mfrac>
    </mrow>
    <annotation encoding="StarMath 5.0">V_th=j 10 · 1{100 j e^{j 10 t}}over{1000 + j 10}</annotation>
  </semantics>
</math>
</file>

<file path=Object 7/content.xml><?xml version="1.0" encoding="utf-8"?>
<math xmlns="http://www.w3.org/1998/Math/MathML" display="block">
  <semantics>
    <mrow>
      <mrow>
        <mn>1000</mn>
        <mo stretchy="false">+</mo>
        <mn>10</mn>
      </mrow>
      <mrow>
        <mi>j</mi>
        <mo stretchy="false">=</mo>
        <msqrt>
          <mrow>
            <mo fence="true" stretchy="false">(</mo>
            <mrow>
              <mrow>
                <mn>1000²</mn>
                <mo stretchy="false">+</mo>
                <mn>10²</mn>
              </mrow>
            </mrow>
            <mo fence="true" stretchy="false">)</mo>
          </mrow>
        </msqrt>
      </mrow>
      <mrow>
        <msup>
          <mi>e</mi>
          <mrow>
            <mi>j</mi>
            <mi>arctan</mi>
            <mfrac>
              <mn>10</mn>
              <mn>100</mn>
            </mfrac>
          </mrow>
        </msup>
        <mo stretchy="false">≈</mo>
        <mn>1000</mn>
      </mrow>
      <msup>
        <mi>e</mi>
        <mrow>
          <mi>j</mi>
          <mn>0.01</mn>
        </mrow>
      </msup>
    </mrow>
    <annotation encoding="StarMath 5.0">1000+10 j = sqrt(1000² +10²) e^{j arctan 10 over 100} approx 1000 e^{ j 0.01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n>0.1</mn>
            <mi>j</mi>
          </mrow>
        </mrow>
        <mo fence="true" stretchy="false">)</mo>
      </mrow>
      <mi>·</mi>
      <mrow>
        <mo fence="true" stretchy="false">(</mo>
        <mrow>
          <msup>
            <mi>e</mi>
            <mrow>
              <mi>j</mi>
              <mrow>
                <mo fence="true" stretchy="false">(</mo>
                <mrow>
                  <mrow>
                    <mn>10</mn>
                    <mrow>
                      <mi>t</mi>
                      <mo stretchy="false">−</mo>
                      <mn>0.01</mn>
                    </mrow>
                  </mrow>
                </mrow>
                <mo fence="true" stretchy="false">)</mo>
              </mrow>
            </mrow>
          </msup>
        </mrow>
        <mo fence="true" stretchy="false">)</mo>
      </mrow>
    </mrow>
    <annotation encoding="StarMath 5.0">(0.1 j) · (e^{j(10t-0.01)})</annotation>
  </semantics>
</math>
</file>

<file path=Object 9/content.xml><?xml version="1.0" encoding="utf-8"?>
<math xmlns="http://www.w3.org/1998/Math/MathML" display="block">
  <semantics>
    <mrow>
      <mo fence="true" stretchy="false">(</mo>
      <mrow>
        <msup>
          <mi>e</mi>
          <mrow>
            <mi>j</mi>
            <mrow>
              <mo fence="true" stretchy="false">(</mo>
              <mrow>
                <mrow>
                  <mn>10</mn>
                  <mrow>
                    <mi>t</mi>
                    <mo stretchy="false">−</mo>
                    <mn>0.01</mn>
                  </mrow>
                </mrow>
              </mrow>
              <mo fence="true" stretchy="false">)</mo>
            </mrow>
          </mrow>
        </msup>
      </mrow>
      <mo fence="true" stretchy="false">)</mo>
    </mrow>
    <annotation encoding="StarMath 5.0">(e^{j(10t -0.01)} )</annotation>
  </semantics>
</math>
</file>